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2.391cm" fo:margin-left="2.829cm" table:align="left"/>
    </style:style>
    <style:style style:name="Tabla1.A" style:family="table-column">
      <style:table-column-properties style:column-width="2.801cm"/>
    </style:style>
    <style:style style:name="Tabla1.B" style:family="table-column">
      <style:table-column-properties style:column-width="1.697cm"/>
    </style:style>
    <style:style style:name="Tabla1.C" style:family="table-column">
      <style:table-column-properties style:column-width="2.096cm"/>
    </style:style>
    <style:style style:name="Tabla1.D" style:family="table-column">
      <style:table-column-properties style:column-width="3.417cm"/>
    </style:style>
    <style:style style:name="Tabla1.E" style:family="table-column">
      <style:table-column-properties style:column-width="2.381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background-color="#ffb0e8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E1" style:family="table-cell">
      <style:table-cell-properties fo:background-color="#ffb0e8" fo:padding="0.097cm" fo:border="0.5pt solid #000000">
        <style:background-image/>
      </style:table-cell-properties>
    </style:style>
    <style:style style:name="Tabla1.A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none" fo:border-top="none" fo:border-bottom="0.5pt solid #000000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none" fo:border-top="none" fo:border-bottom="0.5pt solid #000000"/>
    </style:style>
    <style:style style:name="Tabla1.D3" style:family="table-cell">
      <style:table-cell-properties fo:padding="0.097cm" fo:border-left="0.5pt solid #000000" fo:border-right="none" fo:border-top="none" fo:border-bottom="0.5pt solid #000000"/>
    </style:style>
    <style:style style:name="Tabla1.E3" style:family="table-cell">
      <style:table-cell-properties fo:padding="0.097cm" fo:border-left="0.5pt solid #000000" fo:border-right="0.5pt solid #000000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none" fo:border-top="none" fo:border-bottom="0.5pt solid #000000"/>
    </style:style>
    <style:style style:name="Tabla1.D4" style:family="table-cell">
      <style:table-cell-properties fo:padding="0.097cm" fo:border-left="0.5pt solid #000000" fo:border-right="none" fo:border-top="none" fo:border-bottom="0.5pt solid #000000"/>
    </style:style>
    <style:style style:name="Tabla1.E4" style:family="table-cell">
      <style:table-cell-properties fo:padding="0.097cm" fo:border-left="0.5pt solid #000000" fo:border-right="0.5pt solid #000000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Tabla1.C5" style:family="table-cell">
      <style:table-cell-properties fo:padding="0.097cm" fo:border-left="0.5pt solid #000000" fo:border-right="none" fo:border-top="none" fo:border-bottom="0.5pt solid #000000"/>
    </style:style>
    <style:style style:name="Tabla1.D5" style:family="table-cell">
      <style:table-cell-properties fo:padding="0.097cm" fo:border-left="0.5pt solid #000000" fo:border-right="none" fo:border-top="none" fo:border-bottom="0.5pt solid #000000"/>
    </style:style>
    <style:style style:name="Tabla1.E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1" fo:font-style="italic" style:text-underline-style="solid" style:text-underline-width="auto" style:text-underline-color="font-color" fo:font-weight="bold" officeooo:rsid="00035720" officeooo:paragraph-rsid="00035720" style:font-style-asian="italic" style:font-weight-asian="bold" style:font-style-complex="italic" style:font-weight-complex="bold"/>
    </style:style>
    <style:style style:name="P2" style:family="paragraph" style:parent-style-name="Standard">
      <style:text-properties style:font-name="Arial1" fo:font-style="italic" style:text-underline-style="none" fo:font-weight="normal" officeooo:rsid="0005f0fb" officeooo:paragraph-rsid="0005f0fb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style:font-name="Arial1" fo:font-style="normal" style:text-underline-style="none" fo:font-weight="normal" officeooo:rsid="00035720" officeooo:paragraph-rsid="00035720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Arial1" fo:font-style="normal" style:text-underline-style="none" fo:font-weight="normal" officeooo:rsid="0005f0fb" officeooo:paragraph-rsid="0005f0fb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Arial1" fo:font-style="normal" style:text-underline-style="solid" style:text-underline-width="auto" style:text-underline-color="font-color" fo:font-weight="normal" officeooo:rsid="0005f0fb" officeooo:paragraph-rsid="0005f0fb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break-before="page"/>
      <style:text-properties style:font-name="Arial1" fo:font-style="normal" style:text-underline-style="solid" style:text-underline-width="auto" style:text-underline-color="font-color" fo:font-weight="normal" officeooo:rsid="0005f0fb" officeooo:paragraph-rsid="0005f0fb" style:font-style-asian="normal" style:font-weight-asian="normal" style:font-style-complex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05f0fb" officeooo:paragraph-rsid="0005f0fb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officeooo:rsid="0005f0fb" officeooo:paragraph-rsid="0005f0fb"/>
    </style:style>
    <style:style style:name="P9" style:family="paragraph" style:parent-style-name="Table_20_Contents">
      <loext:graphic-properties draw:fill="solid" draw:fill-color="#81d41a" draw:opacity="100%"/>
      <style:paragraph-properties fo:text-align="center" style:justify-single-word="false" fo:background-color="#81d41a"/>
      <style:text-properties style:font-name="Arial1" officeooo:rsid="0005f0fb" officeooo:paragraph-rsid="0005f0fb"/>
    </style:style>
    <style:style style:name="P10" style:family="paragraph" style:parent-style-name="Table_20_Contents">
      <loext:graphic-properties draw:fill="solid" draw:fill-color="#ff3838" draw:opacity="100%"/>
      <style:paragraph-properties fo:text-align="center" style:justify-single-word="false" fo:background-color="#ff3838"/>
      <style:text-properties style:font-name="Arial1" officeooo:rsid="0005f0fb" officeooo:paragraph-rsid="0005f0fb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loext:graphic-properties draw:fill-color="#ffffff"/>
      <style:text-properties fo:font-size="12pt"/>
    </style:style>
    <style:style style:name="P17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/>
    </style:style>
    <style:style style:name="T1" style:family="text">
      <style:text-properties style:text-underline-style="none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09fc61"/>
    </style:style>
    <style:style style:name="T4" style:family="text">
      <style:text-properties fo:color="#c9211e" loext:opacity="100%"/>
    </style:style>
    <style:style style:name="gr1" style:family="graphic">
      <style:graphic-properties svg:stroke-width="0.051cm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51cm" svg:stroke-color="#000000" draw:marker-start-width="0.429cm" draw:marker-end-width="0.429cm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.476cm" fo:min-width="1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1.478cm" fo:min-width="1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3.969cm" fo:min-width="4.1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ción orientada a obxetos clases</text:p>
      <text:p text:style-name="P3"><text:span text:style-name="T3"><text:tab/></text:span>clase--&gt; unha clase é un tipo de objeto definido polo programador que describe os atributos y métodos do obxeto que se van a crear a partir dela.</text:p>
      <text:p text:style-name="P3">Nome da clase, por convenio empeza por maiúscula, si es composto va xunto e cada palabra empeza en maiúscula</text:p>
      <text:p text:style-name="P3"><draw:path text:anchor-type="paragraph" draw:z-index="16" draw:name="Curva de Bézier 4" draw:style-name="gr1" draw:text-style-name="P11" svg:width="0.498cm" svg:height="1.223cm" draw:transform="rotate (-3.02709905465897) translate (2.37435754206192cm 1.31831204494734cm)" svg:viewBox="0 0 499 1224" svg:d="M0 1190c277 167 24-329 251-438 628-302-372-80 87-366 434-271-129-322-267-386"><text:p/></draw:path><text:tab/><text:tab/>no constantes en minúscula todo</text:p>
      <text:p text:style-name="P3">Atributos</text:p>
      <text:p text:style-name="P3"><text:tab/><text:tab/>constantes en maiúscula todo</text:p>
      <text:p text:style-name="P3"><draw:path text:anchor-type="paragraph" draw:z-index="17" draw:name="Curva de Bézier 5" draw:style-name="gr1" draw:text-style-name="P11" svg:width="1.074cm" svg:height="1.511cm" draw:transform="rotate (3.02605185710777) translate (2.69879550185659cm 2.02034798299713cm)" svg:viewBox="0 0 1075 1512" svg:d="M485 1512c213-30 591 95 590-267-1-220-39-439-76-657-37-214 26-570-313-585-220-10-443 10-665 9l-21 3"><text:p/></draw:path></text:p>
      <text:p text:style-name="P3"><text:tab/><text:tab/>constructores-&gt; vacios, instanciar obxetos, inicializar valor</text:p>
      <text:p text:style-name="P3">Métodos<text:tab/>getters, setters-&gt; obtener ou recibir parámetros</text:p>
      <text:p text:style-name="P3"><text:tab/><text:tab/>toString()-&gt; metodo que devolve as características dun obxeto</text:p>
      <text:p text:style-name="P3"/>
      <text:p text:style-name="P5">Modificadores de acceso<text:span text:style-name="T1">:</text:span></text:p>
      <text:p text:style-name="P5"><draw:frame text:anchor-type="paragraph" draw:z-index="2" draw:name="Marco de texto 2" draw:style-name="gr8" draw:text-style-name="P17" svg:width="2.514cm" svg:height="0.976cm" svg:x="15.797cm" svg:y="2.701cm"><draw:text-box><text:p><text:span text:style-name="T4">Sublase cando sexa <text:s/>herdanza</text:span></text:p></draw:text-box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7"><draw:frame text:anchor-type="paragraph" draw:z-index="1" draw:name="Marco de texto 1" draw:style-name="gr9" draw:text-style-name="P17" svg:width="2.955cm" svg:height="0.662cm" svg:x="-3.886cm" svg:y="1.834cm"><draw:text-box><text:p><text:span text:style-name="T4">Se visualizan en</text:span></text:p></draw:text-box></draw:frame>Modificador</text:p>
          </table:table-cell>
          <table:table-cell table:style-name="Tabla1.B1" office:value-type="string">
            <text:p text:style-name="P8">Clase</text:p>
          </table:table-cell>
          <table:table-cell table:style-name="Tabla1.B1" office:value-type="string">
            <text:p text:style-name="P8">paquete</text:p>
          </table:table-cell>
          <table:table-cell table:style-name="Tabla1.B1" office:value-type="string">
            <text:p text:style-name="P8">subclase</text:p>
            <text:p text:style-name="P8">(<text:span text:style-name="T2">≠ paquete</text:span>)</text:p>
          </table:table-cell>
          <table:table-cell table:style-name="Tabla1.E1" office:value-type="string">
            <text:p text:style-name="P8">outros</text:p>
          </table:table-cell>
        </table:table-row>
        <table:table-row>
          <table:table-cell table:style-name="Tabla1.A2" office:value-type="string">
            <text:p text:style-name="P8">privated</text:p>
          </table:table-cell>
          <table:table-cell table:style-name="Tabla1.B2" office:value-type="string">
            <text:p text:style-name="P9">+</text:p>
          </table:table-cell>
          <table:table-cell table:style-name="Tabla1.C2" office:value-type="string">
            <text:p text:style-name="P10">-</text:p>
          </table:table-cell>
          <table:table-cell table:style-name="Tabla1.D2" office:value-type="string">
            <text:p text:style-name="P10">-</text:p>
          </table:table-cell>
          <table:table-cell table:style-name="Tabla1.E2" office:value-type="string">
            <text:p text:style-name="P10"><text:s/>-</text:p>
          </table:table-cell>
        </table:table-row>
        <table:table-row>
          <table:table-cell table:style-name="Tabla1.A2" office:value-type="string">
            <text:p text:style-name="P8">defecto</text:p>
          </table:table-cell>
          <table:table-cell table:style-name="Tabla1.B3" office:value-type="string">
            <text:p text:style-name="P9">+</text:p>
          </table:table-cell>
          <table:table-cell table:style-name="Tabla1.C2" office:value-type="string">
            <text:p text:style-name="P9">+</text:p>
          </table:table-cell>
          <table:table-cell table:style-name="Tabla1.D3" office:value-type="string">
            <text:p text:style-name="P10">-</text:p>
          </table:table-cell>
          <table:table-cell table:style-name="Tabla1.E3" office:value-type="string">
            <text:p text:style-name="P10">-</text:p>
          </table:table-cell>
        </table:table-row>
        <table:table-row>
          <table:table-cell table:style-name="Tabla1.A2" office:value-type="string">
            <text:p text:style-name="P8">protected</text:p>
          </table:table-cell>
          <table:table-cell table:style-name="Tabla1.B4" office:value-type="string">
            <text:p text:style-name="P9">+</text:p>
          </table:table-cell>
          <table:table-cell table:style-name="Tabla1.C2" office:value-type="string">
            <text:p text:style-name="P9">+</text:p>
          </table:table-cell>
          <table:table-cell table:style-name="Tabla1.D4" office:value-type="string">
            <text:p text:style-name="P9">+</text:p>
          </table:table-cell>
          <table:table-cell table:style-name="Tabla1.E4" office:value-type="string">
            <text:p text:style-name="P10">-</text:p>
          </table:table-cell>
        </table:table-row>
        <table:table-row>
          <table:table-cell table:style-name="Tabla1.A2" office:value-type="string">
            <text:p text:style-name="P8">public</text:p>
          </table:table-cell>
          <table:table-cell table:style-name="Tabla1.B5" office:value-type="string">
            <text:p text:style-name="P9">+</text:p>
          </table:table-cell>
          <table:table-cell table:style-name="Tabla1.C2" office:value-type="string">
            <text:p text:style-name="P9">+</text:p>
          </table:table-cell>
          <table:table-cell table:style-name="Tabla1.D5" office:value-type="string">
            <text:p text:style-name="P9">+</text:p>
          </table:table-cell>
          <table:table-cell table:style-name="Tabla1.E5" office:value-type="string">
            <text:p text:style-name="P9">+</text:p>
          </table:table-cell>
        </table:table-row>
      </table:table>
      <text:p text:style-name="P5"/>
      <text:p text:style-name="P5">Paquetes<text:span text:style-name="T1">:</text:span></text:p>
      <text:p text:style-name="P4"><text:tab/>Un paquete é un conxunto de clases e interfaces relacionadas entre sí, utilízanse para organizar as clases que teñen unha relación. Para encapsular clases ou para evitar conflito de nomes de clases.</text:p>
      <text:p text:style-name="P4"/>
      <text:p text:style-name="P4"><text:tab/>En java, todas ás clases pertencen a algún paquete. Cando nós non creamos ningún paquete, todas as nosas clases van a un paquete default que nos dá Java. para crear un paquete utilizamos package + nombrePaquete--&gt;Ex.: com.nicosteuerberg</text:p>
      <text:p text:style-name="P4"/>
      <text:p text:style-name="P2">Paquetes de Java</text:p>
      <text:p text:style-name="P4"><text:tab/>Java.lang &lt;-- clases de uso general, á maioría das clases</text:p>
      <text:p text:style-name="P4"><text:tab/>Java.io &lt;-- entrada e saída de datos</text:p>
      <text:p text:style-name="P4"><text:tab/>Java.net &lt;-- clases de red</text:p>
      <text:p text:style-name="P4"><text:tab/>Java.util &lt;-- clases de utilidades</text:p>
      <text:p text:style-name="P2"><draw:frame text:anchor-type="paragraph" draw:z-index="7" draw:name="Marco de texto 3" draw:style-name="gr4" draw:text-style-name="P13" svg:width="1.92cm" svg:height="0.597cm" svg:x="3.119cm" svg:y="0.217cm"><draw:text-box><text:p>Paquete A</text:p></draw:text-box></draw:frame><draw:frame text:anchor-type="paragraph" draw:z-index="8" draw:name="Marco de texto 4" draw:style-name="gr4" draw:text-style-name="P13" svg:width="2.029cm" svg:height="0.597cm" svg:x="8.786cm" svg:y="0.064cm"><draw:text-box><text:p>Paquete B</text:p></draw:text-box></draw:frame></text:p>
      <text:p text:style-name="P2"><draw:custom-shape text:anchor-type="paragraph" draw:z-index="3" draw:name="Forma 1" draw:style-name="gr7" draw:text-style-name="P15" svg:width="4.123cm" svg:height="3.97cm" svg:x="2.163cm" svg:y="0.206cm"><text:p/><draw:enhanced-geometry svg:viewBox="0 0 21600 21600" draw:type="rectangle" draw:enhanced-path="M 0 0 L 21600 0 21600 21600 0 21600 0 0 Z N"/></draw:custom-shape><draw:custom-shape text:anchor-type="paragraph" draw:z-index="0" draw:name="Forma 5" draw:style-name="gr7" draw:text-style-name="P15" svg:width="4.123cm" svg:height="3.97cm" svg:x="7.595cm" svg:y="0.173cm"><text:p/><draw:enhanced-geometry svg:viewBox="0 0 21600 21600" draw:type="rectangle" draw:enhanced-path="M 0 0 L 21600 0 21600 21600 0 21600 0 0 Z N"/></draw:custom-shape><draw:frame text:anchor-type="paragraph" draw:z-index="9" draw:name="Marco de texto 5" draw:style-name="gr4" draw:text-style-name="P13" svg:width="3.264cm" svg:height="0.597cm" svg:x="2.78cm" svg:y="0.376cm"><draw:text-box><text:p>A</text:p></draw:text-box></draw:frame></text:p>
      <text:p text:style-name="P2"><draw:custom-shape text:anchor-type="paragraph" draw:z-index="5" draw:name="Forma 3" draw:style-name="gr6" draw:text-style-name="P16" svg:width="1.535cm" svg:height="1.479cm" svg:x="2.461cm" svg:y="0.48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1" draw:name="Marco de texto 7" draw:style-name="gr4" draw:text-style-name="P13" svg:width="3.264cm" svg:height="0.597cm" svg:x="8.966cm" svg:y="0.418cm"><draw:text-box><text:p>B</text:p></draw:text-box></draw:frame></text:p>
      <text:p text:style-name="P2"/>
      <text:p text:style-name="P2"><draw:custom-shape text:anchor-type="paragraph" draw:z-index="6" draw:name="Forma 4" draw:style-name="gr5" draw:text-style-name="P15" svg:width="1.534cm" svg:height="1.477cm" svg:x="8.853cm" svg:y="0.041cm"><text:p/><draw:enhanced-geometry svg:viewBox="0 0 21600 21600" draw:mirror-horizontal="false" draw:mirror-vertical="false" draw:type="rectangle" draw:enhanced-path="M 0 0 L 21600 0 21600 21600 0 21600 0 0 Z N"/></draw:custom-shape><draw:path text:anchor-type="paragraph" draw:z-index="12" draw:name="Curva de Bézier 1" draw:style-name="gr3" draw:text-style-name="P14" svg:width="4.409cm" svg:height="2.159cm" draw:transform="skewX (-0.0265290046303139) rotate (2.6165976145899) translate (7.82057171806328cm 2.51756926198647cm)" svg:viewBox="0 0 4410 2160" svg:d="M0 2159c225 2 509 18 649-170 140-189 261-447 480-474 216-27 513 251 695 5 138-187 274-378 449-531 166-146 391-316 606-246 281 92 433-104 638-189 217-90 317-329 530-427l177-127 186 21"><text:p/></draw:path><draw:path text:anchor-type="paragraph" draw:z-index="13" draw:name="Curva de Bézier 2" draw:style-name="gr3" draw:text-style-name="P14" svg:width="2.752cm" svg:height="0.395cm" draw:transform="rotate (-1.46502937412404) translate (6.97170074496519cm 0.242768697661269cm)" svg:viewBox="0 0 2753 396" svg:d="M0 6c220 20 454-51 660 49 211 102 442 46 648 157 200 108 433 84 654 114 215 30 436 46 657 70l134-9"><text:p/></draw:path></text:p>
      <text:p text:style-name="P2"><draw:frame text:anchor-type="paragraph" draw:z-index="10" draw:name="Marco de texto 6" draw:style-name="gr4" draw:text-style-name="P13" svg:width="3.264cm" svg:height="0.597cm" svg:x="4.554cm" svg:y="0.023cm"><draw:text-box><text:p>A2</text:p></draw:text-box></draw:frame></text:p>
      <text:p text:style-name="P2"><draw:custom-shape text:anchor-type="paragraph" draw:z-index="4" draw:name="Forma 2" draw:style-name="gr5" draw:text-style-name="P15" svg:width="1.534cm" svg:height="1.477cm" svg:x="4.113cm" svg:y="0.067cm"><text:p/><draw:enhanced-geometry svg:viewBox="0 0 21600 21600" draw:mirror-horizontal="false" draw:mirror-vertical="false" draw:type="rectangle" draw:enhanced-path="M 0 0 L 21600 0 21600 21600 0 21600 0 0 Z N"/></draw:custom-shape></text:p>
      <text:p text:style-name="P2"/>
      <text:p text:style-name="P2"/>
      <text:p text:style-name="P2"><draw:path text:anchor-type="paragraph" draw:z-index="14" draw:name="Curva de Bézier 3" draw:style-name="gr3" draw:text-style-name="P14" svg:width="0.526cm" svg:height="0.765cm" draw:transform="rotate (-1.06220738276375) translate (7.25655209521047cm 0.161055612565507cm)" svg:viewBox="0 0 527 766" svg:d="M0 745c142-42 816 178 386-239l-107-262-138-204-29-40"><text:p/></draw:path></text:p>
      <text:p text:style-name="P2"/>
      <text:p text:style-name="P2"><draw:frame text:anchor-type="paragraph" draw:z-index="15" draw:name="Marco de texto 8" draw:style-name="gr2" draw:text-style-name="P13" svg:width="10.122cm" svg:height="2.437cm" svg:x="2.768cm" svg:y="0.141cm"><draw:text-box><text:p text:style-name="P12">1º Importo o paquete → import nomePaquete;</text:p><text:p/><text:p>import paqueteA.A; → solo la clase A del paqueteA</text:p><text:p>import paqueteA.*; <text:s/>→ todas las clases del paqueteA</text:p><text:p/></draw:text-box></draw:frame></text:p>
      <text:p text:style-name="P2"/>
      <text:p text:style-name="P2"/>
      <text:p text:style-name="P6">Herdanza<text:span text:style-name="T1">:</text:span></text:p>
      <text:p text:style-name="P5"/>
      <text:p text:style-name="P4"><text:tab/>É unha das características principais da programación orientada a obxetos <text:s/>e é un xeito de reutilizar o código, cando nós queiramos crear unha clase e hai outra con características comúns, podemos herdar dela. Deste xeito a clase derivada pode utilizar os métodos e atributos que sexan accesibles sen ter que volver a codificalos.</text:p>
      <text:p text:style-name="P4"/>
      <text:p text:style-name="P4"><text:tab/>Todas as clases de java herdan/derivan doutra subclase, agás a clase object.</text:p>
      <text:p text:style-name="P4"/>
      <text:p text:style-name="P4"><text:tab/>En java a herdanza é simple, é dicir, unha subclase non pode herdar de dúas superclases, pero dunha clase poden herdar varias subclas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20:31:26.470000000</meta:creation-date>
    <dc:date>2022-11-29T18:13:53.122000000</dc:date>
    <meta:editing-duration>PT59M23S</meta:editing-duration>
    <meta:editing-cycles>6</meta:editing-cycles>
    <meta:generator>LibreOffice/7.4.2.3$Windows_X86_64 LibreOffice_project/382eef1f22670f7f4118c8c2dd222ec7ad009daf</meta:generator>
    <meta:document-statistic meta:table-count="1" meta:image-count="0" meta:object-count="0" meta:page-count="2" meta:paragraph-count="48" meta:word-count="303" meta:character-count="1838" meta:non-whitespace-character-count="1565"/>
  </office:meta>
</office:document-meta>
</file>